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3" style:family="paragraph" style:parent-style-name="Standard">
      <style:paragraph-properties fo:text-align="start" style:justify-single-word="false"/>
      <style:text-properties fo:color="#202124" fo:font-size="10.5pt" fo:font-weight="bold" style:font-size-asian="10.5pt" style:font-weight-asian="bold" style:font-size-complex="10.5pt" fo:background-color="#ffffff"/>
    </style:style>
    <style:style style:name="P4" style:family="paragraph" style:parent-style-name="Standard">
      <style:paragraph-properties fo:text-align="start" style:justify-single-word="false"/>
      <style:text-properties fo:color="#202124" fo:font-size="11.5pt" style:font-size-asian="11.5pt" style:font-size-complex="11.5pt" fo:background-color="#ffffff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color="#202124" fo:font-size="10.5pt" fo:font-weight="bold" style:font-size-asian="10.5pt" style:font-weight-asian="bold" style:font-size-complex="10.5pt" fo:background-color="#ffffff"/>
    </style:style>
    <style:style style:name="T3" style:family="text">
      <style:text-properties fo:color="#202124" fo:font-size="11.5pt" style:font-size-asian="11.5pt" style:font-size-complex="11.5pt" fo:background-color="#ffffff"/>
    </style:style>
    <style:style style:name="T4" style:family="text">
      <style:text-properties fo:color="#202124" fo:font-size="11.5pt" fo:font-style="italic" fo:font-weight="bold" style:font-size-asian="11.5pt" style:font-style-asian="italic" style:font-weight-asian="bold" style:font-size-complex="11.5pt" fo:background-color="#ffffff"/>
    </style:style>
    <style:style style:name="T5" style:family="text">
      <style:text-properties fo:color="#1155cc" fo:font-size="11.5pt" style:text-underline-style="solid" style:text-underline-width="auto" style:text-underline-color="font-color" style:font-size-asian="11.5pt" style:font-size-complex="11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Relatório RP4 - Semana 1</text:span></text:p>
      <text:p text:style-name="P2"/>
      <text:p text:style-name="P1"><text:span text:style-name="T1">Gustavo Diogo da Silva</text:span></text:p>
      <text:p text:style-name="P1"><text:span text:style-name="T2">Julielen Arnoud Dorneles</text:span></text:p>
      <text:p text:style-name="P1"><text:span text:style-name="T2">Rafael Cardoso Ribeiro</text:span></text:p>
      <text:p text:style-name="P3"/>
      <text:p text:style-name="P3"/>
      <text:p text:style-name="P5"><text:span text:style-name="T3"><text:tab/>Durante as reuniões conversamos e estudamos o sistema que daqui alguns dias começaremos a desenvolver, abaixo teremos algumas anotações que foram realizadas para um melhor entendimento do sistema.</text:span></text:p>
      <text:p text:style-name="P4"/>
      <text:p text:style-name="P5"><text:span text:style-name="T3"><text:tab/></text:span><text:span text:style-name="T4">Pontos a serem considerados: </text:span><text:span text:style-name="T3">teremos um sistema que utilizará API’s para a exibição de dados e informações na tela, tal qual usaremos para exibir o MAPA (API: Google Maps | OpenLayers). A partir da ideia de ser um sistema de transporte particular, vimos em sua documentação que os atores serão Cliente, Motorista e Gerente e que o Cliente e o Motorista terão uma interação através do APP, por isso, decidimos desenvolver um aplicativo Mobile. </text:span></text:p>
      <text:p text:style-name="P4"/>
      <text:p text:style-name="P5"><text:span text:style-name="T3"><text:tab/></text:span><text:span text:style-name="T4">Pontos Negativos a serem considerados: </text:span><text:span text:style-name="T3">após um breve estudo foram encontradas algumas barreiras que podem pôr em risco o desenvolvimento do sistema, principalmente na parte de segurança de Cliente / Motorista. O problema encontrado é o reconhecimento facial que visa encontrar foras da lei e pessoas procuradas, o que não é fácil de termos acesso. A princípio, o reconhecimento facial pode ser realizado, porém sem a autenticação de pessoa inocente/procurada. Outro problema está também na API de MAPA, que não diz se há a possibilidade de compartilhamento em tempo real de localização, mas ainda estamos estudando isso.</text:span></text:p>
      <text:p text:style-name="P4"/>
      <text:p text:style-name="P5"><text:span text:style-name="T3"><text:tab/>Algumas decisões já foram tomadas até o momento, tal qual a arquitetura que será utilizada, o ambiente de desenvolvimento e também o ambiente de gerenciamento de atividades, eles são respectivamente Arquitetura em Camadas, VS Code (A princípio a linguagem será React Native), e ClickUP. Também já criamos o ambiente para versionamento de código que se encontra no </text:span><text:a xlink:type="simple" xlink:href="https://github.com/Gustavo-Diogo/RP4/" text:style-name="ListLabel_20_1" text:visited-style-name="ListLabel_20_1"><text:span text:style-name="T5">GitHub</text:span></text:a><text:span text:style-name="T3">. </text:span></text:p>
      <text:p text:style-name="P4"/>
      <text:p text:style-name="P5"><text:span text:style-name="T3"><text:tab/>Um requisito Não-Funcional foi encontrado na documentação: </text:span></text:p>
      <text:p text:style-name="P5"><text:span text:style-name="T3"><text:tab/></text:span><text:span text:style-name="T4">Desempenho: “ </text:span><text:span text:style-name="T3">O tempo de resposta do aplicativo é essencial. A demora em transmitir solicitações de corrida e suas aceitações podem causar o cancelamento das solicitações e atraso dos clientes.</text:span><text:span text:style-name="T4">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1.5pt" style:text-underline-style="solid" style:text-underline-width="auto" style:text-underline-color="font-color" style:font-size-asian="11.5pt" style:font-size-complex="11.5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309" meta:character-count="1982" meta:non-whitespace-character-count="1674"/>
    <meta:generator>LibreOfficeDev/6.0.5.2$Linux_X86_64 LibreOffice_project/</meta:generator>
  </office:meta>
</office:document-meta>
</file>